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53c14" officeooo:paragraph-rsid="00153c14"/>
    </style:style>
    <style:style style:name="P2" style:family="paragraph" style:parent-style-name="Heading_20_2">
      <style:text-properties officeooo:rsid="0016a9ad" officeooo:paragraph-rsid="0016a9ad"/>
    </style:style>
    <style:style style:name="P3" style:family="paragraph" style:parent-style-name="Heading_20_2">
      <style:text-properties officeooo:paragraph-rsid="0016b3be"/>
    </style:style>
    <style:style style:name="P4" style:family="paragraph" style:parent-style-name="Heading_20_2">
      <style:text-properties officeooo:rsid="0030ee4b" officeooo:paragraph-rsid="0030ee4b"/>
    </style:style>
    <style:style style:name="P5" style:family="paragraph" style:parent-style-name="Heading_20_2">
      <style:text-properties officeooo:rsid="00324e1f" officeooo:paragraph-rsid="00324e1f"/>
    </style:style>
    <style:style style:name="P6" style:family="paragraph" style:parent-style-name="Heading_20_2">
      <style:text-properties officeooo:rsid="00333ef8" officeooo:paragraph-rsid="00333ef8"/>
    </style:style>
    <style:style style:name="P7" style:family="paragraph" style:parent-style-name="Heading_20_3">
      <style:text-properties officeooo:rsid="0018d3de" officeooo:paragraph-rsid="0018d3de"/>
    </style:style>
    <style:style style:name="P8" style:family="paragraph" style:parent-style-name="Heading_20_3">
      <style:text-properties officeooo:rsid="001acfa3" officeooo:paragraph-rsid="001acfa3"/>
    </style:style>
    <style:style style:name="P9" style:family="paragraph" style:parent-style-name="Heading_20_3">
      <style:text-properties officeooo:rsid="001c9b05" officeooo:paragraph-rsid="001c9b05"/>
    </style:style>
    <style:style style:name="P10" style:family="paragraph" style:parent-style-name="Heading_20_3">
      <style:text-properties officeooo:rsid="001d96f4" officeooo:paragraph-rsid="001d96f4"/>
    </style:style>
    <style:style style:name="P11" style:family="paragraph" style:parent-style-name="Heading_20_3">
      <style:text-properties officeooo:rsid="001fd716" officeooo:paragraph-rsid="001fd716"/>
    </style:style>
    <style:style style:name="P12" style:family="paragraph" style:parent-style-name="Text_20_body">
      <style:text-properties officeooo:paragraph-rsid="0016a9ad"/>
    </style:style>
    <style:style style:name="P13" style:family="paragraph" style:parent-style-name="Text_20_body">
      <style:text-properties officeooo:rsid="0020560e" officeooo:paragraph-rsid="0020560e"/>
    </style:style>
    <style:style style:name="P14" style:family="paragraph" style:parent-style-name="Text_20_body">
      <style:text-properties officeooo:rsid="00261ab8" officeooo:paragraph-rsid="00261ab8"/>
    </style:style>
    <style:style style:name="P15" style:family="paragraph" style:parent-style-name="Text_20_body">
      <style:text-properties officeooo:rsid="0028bc3c" officeooo:paragraph-rsid="0028bc3c"/>
    </style:style>
    <style:style style:name="P16" style:family="paragraph" style:parent-style-name="Text_20_body">
      <style:text-properties officeooo:rsid="00298eea" officeooo:paragraph-rsid="00298eea"/>
    </style:style>
    <style:style style:name="P17" style:family="paragraph" style:parent-style-name="Text_20_body">
      <style:text-properties officeooo:rsid="002ce002" officeooo:paragraph-rsid="002ce002"/>
    </style:style>
    <style:style style:name="P18" style:family="paragraph" style:parent-style-name="Text_20_body">
      <style:text-properties officeooo:rsid="002db3ea" officeooo:paragraph-rsid="002db3ea"/>
    </style:style>
    <style:style style:name="P19" style:family="paragraph" style:parent-style-name="Text_20_body">
      <style:text-properties officeooo:rsid="002ff5b3" officeooo:paragraph-rsid="002ff5b3"/>
    </style:style>
    <style:style style:name="P20" style:family="paragraph" style:parent-style-name="Text_20_body">
      <style:text-properties officeooo:paragraph-rsid="0030ee4b"/>
    </style:style>
    <style:style style:name="P21" style:family="paragraph" style:parent-style-name="Text_20_body">
      <style:text-properties officeooo:paragraph-rsid="00324e1f"/>
    </style:style>
    <style:style style:name="P22" style:family="paragraph" style:parent-style-name="Text_20_body">
      <style:text-properties officeooo:rsid="00333ef8" officeooo:paragraph-rsid="00333ef8"/>
    </style:style>
    <style:style style:name="P23" style:family="paragraph" style:parent-style-name="Text_20_body">
      <style:text-properties officeooo:rsid="00355251" officeooo:paragraph-rsid="00355251"/>
    </style:style>
    <style:style style:name="T1" style:family="text">
      <style:text-properties officeooo:rsid="0016b3be"/>
    </style:style>
    <style:style style:name="T2" style:family="text">
      <style:text-properties officeooo:rsid="00223368"/>
    </style:style>
    <style:style style:name="T3" style:family="text">
      <style:text-properties officeooo:rsid="0023ea4a"/>
    </style:style>
    <style:style style:name="T4" style:family="text">
      <style:text-properties officeooo:rsid="002694f2"/>
    </style:style>
    <style:style style:name="T5" style:family="text">
      <style:text-properties officeooo:rsid="0026fa9b"/>
    </style:style>
    <style:style style:name="T6" style:family="text">
      <style:text-properties officeooo:rsid="00298eea"/>
    </style:style>
    <style:style style:name="T7" style:family="text">
      <style:text-properties officeooo:rsid="0029a751"/>
    </style:style>
    <style:style style:name="T8" style:family="text">
      <style:text-properties officeooo:rsid="002d5c37"/>
    </style:style>
    <style:style style:name="T9" style:family="text">
      <style:text-properties officeooo:rsid="002e83ef"/>
    </style:style>
    <style:style style:name="T10" style:family="text">
      <style:text-properties officeooo:rsid="00302ea3"/>
    </style:style>
    <style:style style:name="T11" style:family="text">
      <style:text-properties officeooo:rsid="00333e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IT305 3.1C Report</text:h>
      <text:h text:style-name="P6" text:outline-level="2">LLM declaration</text:h>
      <text:p text:style-name="P22">I did not use AI to help me with any part of this task.</text:p>
      <text:p text:style-name="P23">Oliver Quail</text:p>
      <text:h text:style-name="P4" text:outline-level="2">Github repo</text:h>
      <text:p text:style-name="P20"><text:a xlink:type="simple" xlink:href="https://github.com/Oliver-Quail/SIT305_3.1C/tree/master" text:style-name="Internet_20_link" text:visited-style-name="Visited_20_Internet_20_Link">https://github.com/Oliver-Quail/SIT305_3.1C/tree/master</text:a> </text:p>
      <text:h text:style-name="P5" text:outline-level="2">Video demonstration</text:h>
      <text:p text:style-name="P21"><text:a xlink:type="simple" xlink:href="https://deakin.au.panopto.com/Panopto/Pages/Viewer.aspx?id=441f31b9-3ff9-4c7b-bc13-b4090178dbbd" text:style-name="Internet_20_link" text:visited-style-name="Visited_20_Internet_20_Link">https://deakin.au.panopto.com/Panopto/Pages/Viewer.aspx?id=441f31b9-3ff9-4c7b-bc13-b4090178dbbd</text:a> </text:p>
      <text:h text:style-name="P2" text:outline-level="2">AI on Device</text:h>
      <text:p text:style-name="P13">AI on device refers to running large language models on the users device. <text:span text:style-name="T2">In most context this often involves running smaller models on the device (only a few billion parameters). </text:span><text:span text:style-name="T3">Older phones often can’t support this due to hardware limitations or run the models very slowly and consuming a lot of battery and compute. Introduction of Neural Processing Units (NPU), which are parts of the CPU have began appearing in mobile devices to allow for more efficient running of LLMs in recent years.</text:span></text:p>
      <text:p text:style-name="P14">In terms of benefits, using an on device approach is also great for privacy <text:span text:style-name="T4">when compared to using an LLM provider such as OpenAI</text:span>. This is because no data needs to be sent to an LLM provider and thus prevents users from being profiled by providers and getting targeted ads. <text:span text:style-name="T5">Additionally, it has reduced costs when compared to self hosting the model.</text:span> Secondly, <text:span text:style-name="T5">the application can still use the LLM even when offline that means users will be able to access all there LLM related features without depending on a server or internet.</text:span></text:p>
      <text:p text:style-name="P12"/>
      <text:h text:style-name="P3" text:outline-level="2"><text:span text:style-name="T1">Quiz App AI Ideas</text:span></text:h>
      <text:h text:style-name="P7" text:outline-level="3">AI <text:span text:style-name="T9">tutor</text:span></text:h>
      <text:p text:style-name="P19">This builds upon the idea of the question generator. <text:span text:style-name="T10">The idea behind this would be to have the AI profile the user and build an understanding of users knowledge with regards to questions. It can then tailor lessons to the users to help them improve their understanding on the problems.</text:span></text:p>
      <text:h text:style-name="P8" text:outline-level="3">AI answer explainer</text:h>
      <text:p text:style-name="P18">The idea behind this is very simple. After the question has been asked, allow the user to let the AI explain the correct answer to them. <text:span text:style-name="T9">This will allow the user to improve their skills faster.</text:span></text:p>
      <text:h text:style-name="P9" text:outline-level="3"><text:soft-page-break/>AI translated questions</text:h>
      <text:p text:style-name="P15">A lot of applications will usually only support one language. This is usually because of limitations on the development team. <text:span text:style-name="T6">This means EAL users might struggle if questions contain complex English. Using an AI to dynamically translate the questions and answers would allow for a more accessible app.</text:span></text:p>
      <text:h text:style-name="P10" text:outline-level="3">AI question generator </text:h>
      <text:p text:style-name="P16">If a user needs more practice, this idea would allow for the AI to generate additional questions for them to practice on. <text:span text:style-name="T7">This would allow for users to better learn in the app.</text:span></text:p>
      <text:h text:style-name="P11" text:outline-level="3">AI voice controlled app</text:h>
      <text:p text:style-name="P17">Agents such as the whisper model are relatively small and easy to run on device. <text:span text:style-name="T8">Integrating a whisper model with the app would lead to improved accessibility since the app would natively support reading questions and navigating the app, improving the experience for vision impaired user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ans"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1T09:18:14.416669921</meta:creation-date>
    <dc:date>2026-03-11T09:55:19.359494540</dc:date>
    <meta:editing-duration>PT36M48S</meta:editing-duration>
    <meta:editing-cycles>34</meta:editing-cycles>
    <meta:generator>LibreOffice/24.2.7.2$Linux_X86_64 LibreOffice_project/420$Build-2</meta:generator>
    <meta:document-statistic meta:table-count="0" meta:image-count="0" meta:object-count="0" meta:page-count="2" meta:paragraph-count="22" meta:word-count="438" meta:character-count="2672" meta:non-whitespace-character-count="2253"/>
  </office:meta>
</office:document-meta>
</file>